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 svg:font-family="FreeSerif"/>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list-style-name="L1">
      <style:paragraph-properties fo:margin-left="0.508cm" fo:margin-right="0cm" fo:text-indent="0cm" style:auto-text-indent="false"/>
    </style:style>
    <style:style style:name="P2" style:family="paragraph" style:parent-style-name="Normal" style:list-style-name="L2">
      <style:paragraph-properties fo:margin-left="0.508cm" fo:margin-right="0cm" fo:text-indent="0cm" style:auto-text-indent="false"/>
    </style:style>
    <style:style style:name="P3" style:family="paragraph" style:parent-style-name="Normal" style:list-style-name="L3">
      <style:paragraph-properties fo:margin-left="0.508cm" fo:margin-right="0cm" fo:text-indent="0cm" style:auto-text-indent="false"/>
    </style:style>
    <style:style style:name="P4" style:family="paragraph" style:parent-style-name="Normal" style:list-style-name="L4">
      <style:paragraph-properties fo:margin-left="0.508cm" fo:margin-right="0cm" fo:text-indent="0cm" style:auto-text-indent="false"/>
    </style:style>
    <style:style style:name="P5" style:family="paragraph" style:parent-style-name="Normal" style:list-style-name="L5">
      <style:paragraph-properties fo:margin-left="0.508cm" fo:margin-right="0cm" fo:text-indent="0cm" style:auto-text-indent="false"/>
    </style:style>
    <style:style style:name="P6" style:family="paragraph" style:parent-style-name="Normal" style:list-style-name="L6">
      <style:paragraph-properties fo:margin-left="0.508cm" fo:margin-right="0cm" fo:text-indent="0cm" style:auto-text-indent="false"/>
    </style:style>
    <style:style style:name="P7" style:family="paragraph" style:parent-style-name="Normal" style:list-style-name="L7">
      <style:paragraph-properties fo:margin-left="0.508cm" fo:margin-right="0cm" fo:text-indent="0cm" style:auto-text-indent="false"/>
    </style:style>
    <style:style style:name="P8" style:family="paragraph" style:parent-style-name="Normal" style:list-style-name="L8">
      <style:paragraph-properties fo:margin-left="0.508cm" fo:margin-right="0cm" fo:text-indent="0cm" style:auto-text-indent="false"/>
    </style:style>
    <style:style style:name="P9" style:family="paragraph" style:parent-style-name="Normal" style:list-style-name="L9">
      <style:paragraph-properties fo:margin-left="0.508cm" fo:margin-right="0cm" fo:text-indent="0cm" style:auto-text-indent="false"/>
    </style:style>
    <style:style style:name="P10" style:family="paragraph" style:parent-style-name="Normal" style:list-style-name="L10">
      <style:paragraph-properties fo:margin-left="0.508cm" fo:margin-right="0cm" fo:text-indent="0cm" style:auto-text-indent="false"/>
    </style:style>
    <style:style style:name="P11" style:family="paragraph" style:parent-style-name="Normal" style:list-style-name="L11">
      <style:paragraph-properties fo:margin-left="0.508cm" fo:margin-right="0cm" fo:text-indent="0cm" style:auto-text-indent="false"/>
    </style:style>
    <style:style style:name="P12" style:family="paragraph" style:parent-style-name="Normal" style:list-style-name="L12">
      <style:paragraph-properties fo:margin-left="0.508cm" fo:margin-right="0cm" fo:text-indent="0cm" style:auto-text-indent="false"/>
    </style:style>
    <style:style style:name="P13" style:family="paragraph" style:parent-style-name="Normal" style:list-style-name="L13">
      <style:paragraph-properties fo:margin-left="0.508cm" fo:margin-right="0cm" fo:text-indent="0cm" style:auto-text-indent="false"/>
    </style:style>
    <style:style style:name="P14" style:family="paragraph" style:parent-style-name="Normal" style:list-style-name="L14">
      <style:paragraph-properties fo:margin-left="0.508cm" fo:margin-right="0cm" fo:text-indent="0cm" style:auto-text-indent="false"/>
    </style:style>
    <style:style style:name="P15" style:family="paragraph" style:parent-style-name="Normal" style:list-style-name="L15">
      <style:paragraph-properties fo:margin-left="0.508cm" fo:margin-right="0cm" fo:text-indent="0cm" style:auto-text-indent="false"/>
    </style:style>
    <style:style style:name="P16" style:family="paragraph" style:parent-style-name="Normal" style:list-style-name="L16">
      <style:paragraph-properties fo:margin-left="0.508cm" fo:margin-right="0cm" fo:text-indent="0cm" style:auto-text-indent="false"/>
    </style:style>
    <style:style style:name="P17" style:family="paragraph" style:parent-style-name="Normal" style:list-style-name="L17">
      <style:paragraph-properties fo:margin-left="0.508cm" fo:margin-right="0cm" fo:text-indent="0cm" style:auto-text-indent="false"/>
    </style:style>
    <style:style style:name="P18" style:family="paragraph" style:parent-style-name="Normal" style:list-style-name="L18">
      <style:paragraph-properties fo:margin-left="0.508cm" fo:margin-right="0cm" fo:text-indent="0cm" style:auto-text-indent="false"/>
    </style:style>
    <style:style style:name="P19" style:family="paragraph" style:parent-style-name="Normal" style:list-style-name="L19">
      <style:paragraph-properties fo:margin-left="0.508cm" fo:margin-right="0cm" fo:text-indent="0cm" style:auto-text-indent="false"/>
    </style:style>
    <style:style style:name="P20" style:family="paragraph" style:parent-style-name="Normal" style:list-style-name="L20">
      <style:paragraph-properties fo:margin-left="0.508cm" fo:margin-right="0cm" fo:text-indent="0cm" style:auto-text-indent="false"/>
    </style:style>
    <style:style style:name="P21" style:family="paragraph" style:parent-style-name="Normal" style:list-style-name="L21">
      <style:paragraph-properties fo:margin-left="0.508cm" fo:margin-right="0cm" fo:text-indent="0cm" style:auto-text-indent="false"/>
    </style:style>
    <style:style style:name="P22" style:family="paragraph" style:parent-style-name="Normal" style:list-style-name="L22">
      <style:paragraph-properties fo:margin-left="0.508cm" fo:margin-right="0cm" fo:text-indent="0cm" style:auto-text-indent="false"/>
    </style:style>
    <style:style style:name="P23" style:family="paragraph" style:parent-style-name="Normal" style:list-style-name="L23">
      <style:paragraph-properties fo:margin-left="0.508cm" fo:margin-right="0cm" fo:text-indent="0cm" style:auto-text-indent="false"/>
    </style:style>
    <style:style style:name="P24" style:family="paragraph" style:parent-style-name="Normal" style:list-style-name="L24">
      <style:paragraph-properties fo:margin-left="0.508cm" fo:margin-right="0cm" fo:text-indent="0cm" style:auto-text-indent="false"/>
    </style:style>
    <style:style style:name="P25" style:family="paragraph" style:parent-style-name="Normal" style:list-style-name="L25">
      <style:paragraph-properties fo:margin-left="0.508cm" fo:margin-right="0cm" fo:text-indent="0cm" style:auto-text-indent="false"/>
    </style:style>
    <style:style style:name="P26" style:family="paragraph" style:parent-style-name="Normal" style:list-style-name="L26">
      <style:paragraph-properties fo:margin-left="0.508cm" fo:margin-right="0cm" fo:text-indent="0cm" style:auto-text-indent="false"/>
    </style:style>
    <style:style style:name="P27" style:family="paragraph" style:parent-style-name="Normal" style:list-style-name="L27">
      <style:paragraph-properties fo:margin-left="0.508cm" fo:margin-right="0cm" fo:text-indent="0cm" style:auto-text-indent="false"/>
    </style:style>
    <style:style style:name="P28" style:family="paragraph" style:parent-style-name="Normal" style:list-style-name="L28">
      <style:paragraph-properties fo:margin-left="0.508cm" fo:margin-right="0cm" fo:text-indent="0cm" style:auto-text-indent="false"/>
    </style:style>
    <style:style style:name="P29" style:family="paragraph" style:parent-style-name="Normal" style:list-style-name="L28">
      <style:paragraph-properties fo:margin-left="0.508cm" fo:margin-right="0cm" fo:text-indent="0cm" style:auto-text-indent="false"/>
      <style:text-properties style:text-underline-style="solid" style:text-underline-width="auto" style:text-underline-color="font-color" fo:font-weight="bold"/>
    </style:style>
    <style:style style:name="P30" style:family="paragraph" style:parent-style-name="Normal" style:list-style-name="L29">
      <style:paragraph-properties fo:margin-left="0.508cm" fo:margin-right="0cm" fo:text-indent="0cm" style:auto-text-indent="false"/>
      <style:text-properties style:text-underline-style="solid" style:text-underline-width="auto" style:text-underline-color="font-color" fo:font-weight="bold"/>
    </style:style>
    <style:style style:name="P31" style:family="paragraph" style:parent-style-name="Normal" style:list-style-name="L30">
      <style:paragraph-properties fo:margin-left="0.508cm" fo:margin-right="0cm" fo:text-indent="0cm" style:auto-text-indent="false"/>
      <style:text-properties style:text-underline-style="solid" style:text-underline-width="auto" style:text-underline-color="font-color" fo:font-weight="bold"/>
    </style:style>
    <style:style style:name="P32" style:family="paragraph" style:parent-style-name="Normal" style:list-style-name="L31">
      <style:paragraph-properties fo:margin-left="0.508cm" fo:margin-right="0cm" fo:text-indent="0cm" style:auto-text-indent="false"/>
      <style:text-properties style:text-underline-style="solid" style:text-underline-width="auto" style:text-underline-color="font-color" fo:font-weight="bold"/>
    </style:style>
    <style:style style:name="P33" style:family="paragraph" style:parent-style-name="Normal" style:list-style-name="L32">
      <style:paragraph-properties fo:margin-left="0.508cm" fo:margin-right="0cm" fo:text-indent="0cm" style:auto-text-indent="false"/>
      <style:text-properties style:text-underline-style="solid" style:text-underline-width="auto" style:text-underline-color="font-color" fo:font-weight="bold"/>
    </style:style>
    <style:style style:name="P34" style:family="paragraph" style:parent-style-name="Normal" style:list-style-name="L33">
      <style:paragraph-properties fo:margin-left="0.508cm" fo:margin-right="0cm" fo:text-indent="0cm" style:auto-text-indent="false"/>
      <style:text-properties style:text-underline-style="solid" style:text-underline-width="auto" style:text-underline-color="font-color" fo:font-weight="bold"/>
    </style:style>
    <style:style style:name="P35" style:family="paragraph" style:parent-style-name="Normal" style:list-style-name="L31">
      <style:paragraph-properties fo:margin-left="0.508cm" fo:margin-right="0cm" fo:text-indent="0cm" style:auto-text-indent="false"/>
    </style:style>
    <style:style style:name="P36" style:family="paragraph" style:parent-style-name="Normal" style:list-style-name="L31">
      <style:paragraph-properties fo:margin-left="0.508cm" fo:margin-right="0cm" fo:text-indent="0cm" style:auto-text-indent="false"/>
      <style:text-properties style:text-line-through-style="solid" style:text-line-through-type="single"/>
    </style:style>
    <style:style style:name="P37" style:family="paragraph" style:parent-style-name="Normal" style:list-style-name="L33">
      <style:paragraph-properties fo:margin-left="0.508cm" fo:margin-right="0cm" fo:text-indent="0cm" style:auto-text-indent="false"/>
    </style:style>
    <style:style style:name="P38" style:family="paragraph" style:parent-style-name="Normal" style:list-style-name="L28">
      <style:paragraph-properties fo:margin-left="1.778cm" fo:margin-right="0cm" fo:text-indent="0cm" style:auto-text-indent="false"/>
    </style:style>
    <style:style style:name="P39" style:family="paragraph" style:parent-style-name="Normal" style:list-style-name="L29">
      <style:paragraph-properties fo:margin-left="1.778cm" fo:margin-right="0cm" fo:text-indent="0cm" style:auto-text-indent="false"/>
    </style:style>
    <style:style style:name="T1" style:family="text">
      <style:text-properties fo:font-weight="bold"/>
    </style:style>
    <style:style style:name="T2" style:family="text">
      <style:text-properties style:text-line-through-style="solid" style:text-line-through-type="singl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font-style="italic"/>
    </style:style>
    <style:style style:name="T6" style:family="text">
      <style:text-properties fo:font-style="italic" fo:font-weight="bold"/>
    </style:style>
    <text:list-style style:name="L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762cm"/>
        <style:text-properties style:font-name="FreeSerif"/>
      </text:list-level-style-bullet>
      <text:list-level-style-bullet text:level="2" text:bullet-char="•">
        <style:list-level-properties text:min-label-width="0.762cm"/>
        <style:text-properties style:font-name="FreeSerif"/>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762cm"/>
        <style:text-properties style:font-name="Free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rmal">Enlace problema usb wifi: <text:a xlink:type="simple" xlink:href="https://github.com/pvaret/rtl8192cu-fixes" text:style-name="Internet_20_link" text:visited-style-name="Visited_20_Internet_20_Link">https://github.com/pvaret/rtl8192cu-fixes</text:a><text:line-break/><text:line-break/><text:span text:style-name="T1">UT7-A1. Redes inalámbricas. Conceptos</text:span><text:line-break/><text:line-break/>1. Definición de redes inalámbricas<text:line-break/><text:line-break/></text:p>
      <text:list xml:id="list4022507045" text:style-name="L1">
        <text:list-item>
          <text:p text:style-name="P1">El término red inalámbrica (en inglés: wireless network) se utiliza en informática para designar la <text:span text:style-name="T1">conexión de nodos</text:span> que se da por medio de <text:span text:style-name="T1">ondas electromagnéticas</text:span>, sin necesidad de una red cableada o alámbrica. (martín)</text:p>
        </text:list-item>
        <text:list-item>
          <text:p text:style-name="P1">Es una red <text:span text:style-name="T2">local</text:span> que usa <text:span text:style-name="T1">ondas de radio</text:span> para conectar dispositivos como portatiles, smartphones, etc... <text:a xlink:type="simple" xlink:href="http://www.cisco.com/c/en/us/solutions/small-business/resource-center/work-anywhere/wireless-network.html" text:style-name="Internet_20_link" text:visited-style-name="Visited_20_Internet_20_Link">http://www.cisco.com/c/en/us/solutions/small-business/resource-center/work-anywhere/wireless-network.html</text:a> (Fran)</text:p>
        </text:list-item>
      </text:list>
      <text:p text:style-name="Normal">2. Características de las redes inalámbricas<text:line-break/>Según el rango de frecuencias utilizado para transmitir, el medio de transmisión pueden ser las ondas de radio, las microondas terrestres o por satélite, y los infrarrojos.<text:line-break/><text:line-break/><text:span text:style-name="T3">Ondas de radio</text:span><text:line-break/><text:line-break/>tipo de radiación electromagnética con longitudes de onda en el espectro electromagnético más largo que la luz infrarroja. Las onda radio están generadas por<text:span text:style-name="T1"> transmisores</text:span> radio y son recibidas por <text:span text:style-name="T1">receptores</text:span> radio.  <text:line-break/><text:line-break/>Tienen<text:span text:style-name="T1"> características de propagació</text:span>n diferentes en  función de la<text:span text:style-name="T1"> frecuencia</text:span>. Esto significa que pueden difractarse  alrededor de obstáculos como montañas y seguir el contorno de la tierra  (ondas de superficie), <text:line-break/>  - Las ondas con frecuencias más cortas (longitud de onda más grande) pueden refractarse en la ionosfera y alcanzar puntos más allá del horizonte (ondas ionosféricas)<text:line-break/>  - mientras que longitudes de onda mucho más cortas (frecuencias más alta) se difractan muy poco y viajan en línea recta. Esto se conoce como propagación en línea de vista, así que sus distancias de propagación están <text:span text:style-name="T1">limitadas al horizonte visual.</text:span><text:line-break/><text:line-break/><text:span text:style-name="T3">Microondas terrestres: </text:span><text:line-break/>  -  frecuencias desde 1 hasta 300 GHz.<text:line-break/>  - Se utilizan antenas direccionales<text:line-break/>  - El emisor y el receptor deben estar perfectamente alineados<text:line-break/>  - Se suelen utilizar en enlaces punto a punto en distancias cortas<text:line-break/>  - Le pueden afectar fenómenos meteorológicos como la lluvia<text:line-break/> <text:line-break/><text:span text:style-name="T3">Microondas por satélite</text:span><text:line-break/>  Se utilizan para realizar enlaces entre dos o más estaciones terrestres que se denominan estaciones base. El satélite recibe la señal (denominada señal ascendente) en una banda de frecuencia, la amplifica y la retransmite en otra banda (señal descendente). Cada satélite opera en unas bandas concretas<text:line-break/> <text:line-break/><text:span text:style-name="T3">Infrarrojos</text:span><text:line-break/><text:line-break/>Se utilizan para enlazar transmisores y receptores modulando la luz en el espectro infrarrojo. Emisor y receptor deben estar alineados directamente o con una reflexión en <text:soft-page-break/>una superficie. No pueden atravesar las paredes. Los infrarrojos van desde 300 GHz hasta 384 THz<text:line-break/></text:p>
      <text:list xml:id="list917806414" text:style-name="L2">
        <text:list-item>
          <text:p text:style-name="P2"><text:line-break/></text:p>
        </text:list-item>
      </text:list>
      <text:p text:style-name="Normal">2.1 Ventajas e inconvenientes<text:line-break/><text:line-break/><text:span text:style-name="T3">ventajas</text:span><text:line-break/><text:line-break/></text:p>
      <text:list xml:id="list3766594410" text:style-name="L3">
        <text:list-item>
          <text:p text:style-name="P3">- No existen cables físicos: por lo tanto no hay cables que se enreden, ni que entorpezcan la transitabilidad o que molesten estéticamente.</text:p>
        </text:list-item>
        <text:list-item>
          <text:p text:style-name="P3">- La <text:span text:style-name="T1">instalación</text:span> suele ser más <text:span text:style-name="T1">economica y sencilla</text:span>.</text:p>
        </text:list-item>
        <text:list-item>
          <text:p text:style-name="P3">- Permiten gran <text:span text:style-name="T1">alcance</text:span></text:p>
        </text:list-item>
        <text:list-item>
          <text:p text:style-name="P3">- Permiten más <text:span text:style-name="T1">libertad en el movimiento</text:span> de los nodos conectados.</text:p>
        </text:list-item>
        <text:list-item>
          <text:p text:style-name="P3">- Permite crear una red en<text:span text:style-name="T1"> áreas complicadas</text:span> donde, por ejemplo, resulta dificultoso o muy cara conectar cables. (Manu)</text:p>
        </text:list-item>
        <text:list-item>
          <text:p text:style-name="P3">- Permite ser <text:span text:style-name="T1">ampliada de forma mas sencilla</text:span> y menos costosa, ya que no es necesario tirar cableado nuevamente (Fran)  &lt;- Escalabilidad</text:p>
        </text:list-item>
        <text:list-item>
          <text:p text:style-name="P3"><text:a xlink:type="simple" xlink:href="http://www.alegsa.com.ar/Respuesta/ventajas_y_desventajas_de_usar_redes_inalambricas.htm" text:style-name="Internet_20_link" text:visited-style-name="Visited_20_Internet_20_Link">http://www.alegsa.com.ar/Respuesta/ventajas_y_desventajas_de_usar_redes_inalambricas.htm</text:a></text:p>
        </text:list-item>
      </text:list>
      <text:p text:style-name="Normal"><text:span text:style-name="T3">inconvenientes</text:span><text:line-break/><text:line-break/></text:p>
      <text:list xml:id="list3445779458" text:style-name="L4">
        <text:list-item>
          <text:p text:style-name="P4">- Son algo más <text:span text:style-name="T1">inseguras</text:span> que las redes cableadas &lt;- tráfico fácilmente capturable</text:p>
        </text:list-item>
        <text:list-item>
          <text:p text:style-name="P4">- La<text:span text:style-name="T1"> velocidad</text:span> alcanzada por las redes cableadas es mayor.</text:p>
        </text:list-item>
        <text:list-item>
          <text:p text:style-name="P4">- La <text:span text:style-name="T1">señal inalámbrica</text:span> puede verse<text:span text:style-name="T1"> afectada</text:span> e incluso interrumpida por objetos, árboles, paredes, espejos, etc.( Manu)</text:p>
        </text:list-item>
        <text:list-item>
          <text:p text:style-name="P4"><text:a xlink:type="simple" xlink:href="http://www.alegsa.com.ar/Respuesta/ventajas_y_desventajas_de_usar_redes_inalambricas.htm" text:style-name="Internet_20_link" text:visited-style-name="Visited_20_Internet_20_Link">http://www.alegsa.com.ar/Respuesta/ventajas_y_desventajas_de_usar_redes_inalambricas.htm</text:a></text:p>
        </text:list-item>
        <text:list-item>
          <text:p text:style-name="P4">- Todavía <text:span text:style-name="T1">no hay estudios concluyentes sobre el grado de peligrosidad de las radiaciones electromagnéticas</text:span> utilizadas en las redes inalámbricas. De todas maneras la mayoría de los estudios apuntan a que son <text:span text:style-name="T1">inocuas</text:span>.</text:p>
        </text:list-item>
        <text:list-item>
          <text:p text:style-name="P4"><text:line-break/></text:p>
        </text:list-item>
      </text:list>
      <text:p text:style-name="Normal">2.2 Tipos de redes según su<text:span text:style-name="T1"> alcance</text:span><text:line-break/>Describe las características de los siguientes tipos de redes inalámbricas, tecnologías y los estándares asociados a cada una:<text:line-break/><text:line-break/>PAN o WPAN(Wireless Personal Area Network)<text:line-break/><text:line-break/></text:p>
      <text:list xml:id="list3189053441" text:style-name="L5">
        <text:list-item>
          <text:p text:style-name="P5">Personal Area Network (PAN), Red de Área Personal, es una red de computadoras para la comunicación entre distintos dispositivos (computadoras, puntos de acceso a internet, teléfonos celulares, PDA, dispositivos de audio, impresoras) cercanos al punto de acceso. (Rubén)</text:p>
        </text:list-item>
      </text:list>
      <text:list xml:id="list3427557202" text:style-name="L6">
        <text:list-item>
          <text:p text:style-name="P6">La tecnología principal es Bluetooth. Ofrece una velocidad máxima de 1 Mbps con un alcance máximo de unos 30 metros. Utiliza el estandar IEEE 802.15.1. (Manu)</text:p>
        </text:list-item>
        <text:list-item>
          <text:p text:style-name="P6"><text:soft-page-break/><text:line-break/></text:p>
        </text:list-item>
        <text:list-item>
          <text:p text:style-name="P6">Otras tecnologías:  <text:span text:style-name="T1">RFID, NFC </text:span>e<text:span text:style-name="T1"> infrarrojos</text:span></text:p>
        </text:list-item>
        <text:list-item>
          <text:p text:style-name="P6"><text:line-break/></text:p>
        </text:list-item>
      </text:list>
      <text:p text:style-name="Normal">WLAN(Wireless Local Area Network)<text:line-break/><text:line-break/></text:p>
      <text:list xml:id="list639657410" text:style-name="L7">
        <text:list-item>
          <text:p text:style-name="P7">Una red de área local inalámbrica, también conocida como WLAN, es un sistema de comunicación inalámbrico para minimizar las conexiones cableadas dentro de un entorno local. (Rubén)</text:p>
        </text:list-item>
      </text:list>
      <text:list xml:id="list1968017150" text:style-name="L8">
        <text:list-item>
          <text:p text:style-name="P8">Existen varios tipos de tecnologías: Wifi o IEE 802.11 que ofrece una velocidad máxima de<text:span text:style-name="T1"> 54 MBps</text:span> con una distancia de varios cientos de metros.</text:p>
        </text:list-item>
        <text:list-item>
          <text:p text:style-name="P8">hiperLAN2 que permite una velocidad máxima de 53 Mbps en un área aproximada de cien metros. (Manu)</text:p>
        </text:list-item>
        <text:list-item>
          <text:p text:style-name="P8"><text:a xlink:type="simple" xlink:href="http://es.ccm.net/contents/817-wlan-lan-inalambrica%23q=WLAN%26cur=1%26url=/" text:style-name="Internet_20_link" text:visited-style-name="Visited_20_Internet_20_Link">http://es.ccm.net/contents/817-wlan-lan-inalambrica#q=WLAN&amp;cur=1&amp;url=%2F</text:a></text:p>
        </text:list-item>
        <text:list-item>
          <text:p text:style-name="P8"><text:line-break/></text:p>
        </text:list-item>
        <text:list-item>
          <text:p text:style-name="P8">[INCOMPLETO - falta definir]</text:p>
        </text:list-item>
      </text:list>
      <text:p text:style-name="Normal">WMAN (Wireless Metropolitan Area Network)<text:line-break/><text:line-break/></text:p>
      <text:list xml:id="list1441905922" text:style-name="L9">
        <text:list-item>
          <text:p text:style-name="P9">Las redes inalámbricas de área metropolitana (WMAN) permiten a los usuarios establecer conexiones inalámbricas entre múltiples ubicaciones <text:span text:style-name="T1">dentro de un área metropolitana</text:span> (por ejemplo, entre varios edificios de oficinas en una ciudad o en un campus universitario), sin el alto costo de cableado y arrendamiento de fibra o cobre líneas. El estándar de WMAN es DQDB que cubre una distancia de 30 millas a una velocidad entre los 34 Mbit/s to 155 Mbit/s. <text:a xlink:type="simple" xlink:href="http://web.mst.edu/%7Emobildat/WMAN/" text:style-name="Internet_20_link" text:visited-style-name="Visited_20_Internet_20_Link">http://web.mst.edu/~mobildat/WMAN/</text:a>  <text:a xlink:type="simple" xlink:href="http://freewimaxinfo.com/wireless-network.html" text:style-name="Internet_20_link" text:visited-style-name="Visited_20_Internet_20_Link">http://freewimaxinfo.com/wireless-network.html</text:a> (Fran)</text:p>
        </text:list-item>
      </text:list>
      <text:list xml:id="list1617420851" text:style-name="L10">
        <text:list-item>
          <text:p text:style-name="P10">Las WMAN se basan en el estándar IEEE 802.16 (Rubén)</text:p>
        </text:list-item>
        <text:list-item>
          <text:p text:style-name="P10"><text:line-break/></text:p>
        </text:list-item>
        <text:list-item>
          <text:p text:style-name="P10">[INCOMPLETO - faltan tecnologías y estándares]</text:p>
        </text:list-item>
      </text:list>
      <text:p text:style-name="Normal">WWAN (Wireless Wide Area Network)<text:line-break/><text:line-break/></text:p>
      <text:list xml:id="list1962241343" text:style-name="L11">
        <text:list-item>
          <text:p text:style-name="P11">Wireless WAN o Red Inalámbrica de Area Amplia es una red que es capaz de brindar cobertura inalámbrica en un <text:span text:style-name="T1">área geográfica relativamente grande</text:span>.Utiliza tecnologías de red celular de comunicaciones móviles <text:a xlink:type="simple" xlink:href="http://www.informatica-hoy.com.ar/redes/LAN-WAN-MAN-WLAN-WMAN-WWMAN-SAN-PAN.php" text:style-name="Internet_20_link" text:visited-style-name="Visited_20_Internet_20_Link">http://www.informatica-hoy.com.ar/redes/LAN-WAN-MAN-WLAN-WMAN-WWMAN-SAN-PAN.php</text:a> (martín)</text:p>
        </text:list-item>
      </text:list>
      <text:list xml:id="list270641676" text:style-name="L12">
        <text:list-item>
          <text:p text:style-name="P12">Utiliza un servicio de datos 3G o 4G que requiere una suscripción mensual. Un servicio para ser utilizado por usuarios en movilidad. <text:a xlink:type="simple" xlink:href="http://www8.hp.com/h30458/ww/en/smb/927462.html" text:style-name="Internet_20_link" text:visited-style-name="Visited_20_Internet_20_Link">http://www8.hp.com/h30458/ww/en/smb/927462.html</text:a> (Fran)</text:p>
        </text:list-item>
      </text:list>
      <text:p text:style-name="Normal">Inserta enlace a imágenes que contengan esquema de los tipos de redes anteriores:<text:line-break/><text:line-break/></text:p>
      <text:list xml:id="list2962345573" text:style-name="L13">
        <text:list-item>
          <text:p text:style-name="P13"><text:soft-page-break/><text:line-break/></text:p>
        </text:list-item>
        <text:list-item>
          <text:p text:style-name="P13">PAN: <text:a xlink:type="simple" xlink:href="https://redeswan9a.wikispaces.com/file/view/wpan.gif/160680741/335x236/wpan.gif" text:style-name="Internet_20_link" text:visited-style-name="Visited_20_Internet_20_Link">https://redeswan9a.wikispaces.com/file/view/wpan.gif/160680741/335x236/wpan.gif</text:a></text:p>
        </text:list-item>
        <text:list-item>
          <text:p text:style-name="P13">PAN: <text:a xlink:type="simple" xlink:href="https://upload.wikimedia.org/wikipedia/bs/thumb/c/c1/PANmreža.jpg/400px-PANmreža.jpg" text:style-name="Internet_20_link" text:visited-style-name="Visited_20_Internet_20_Link">https://upload.wikimedia.org/wikipedia/bs/thumb/c/c1/PANmre%C5%BEa.jpg/400px-PANmre%C5%BEa.jpg</text:a> (Rubén)</text:p>
        </text:list-item>
        <text:list-item>
          <text:p text:style-name="P13">WLAN: <text:a xlink:type="simple" xlink:href="http://3.bp.blogspot.com/-uwblktKG0-c/Ui0y0xvJq5I/AAAAAAAAJ6c/jMyARDV_wtw/s1600/WLAN-Wireless.PNG" text:style-name="Internet_20_link" text:visited-style-name="Visited_20_Internet_20_Link">http://3.bp.blogspot.com/-uwblktKG0-c/Ui0y0xvJq5I/AAAAAAAAJ6c/jMyARDV_wtw/s1600/WLAN-Wireless.PNG</text:a> (martín)</text:p>
        </text:list-item>
        <text:list-item>
          <text:p text:style-name="P13">WMAN:<text:a xlink:type="simple" xlink:href="http://2.bp.blogspot.com/-IO02g95mFJM/Vc3ZllNQeLI/AAAAAAAADb8/IyMWsRJkqoU/s1600/red-can.png" text:style-name="Internet_20_link" text:visited-style-name="Visited_20_Internet_20_Link">http://2.bp.blogspot.com/-IO02g95mFJM/Vc3ZllNQeLI/AAAAAAAADb8/IyMWsRJkqoU/s1600/red-can.png</text:a> (martín)</text:p>
        </text:list-item>
        <text:list-item>
          <text:p text:style-name="P13">WWAN: <text:a xlink:type="simple" xlink:href="http://img.webme.com/pic/f/fakaadi/wwan.gif" text:style-name="Internet_20_link" text:visited-style-name="Visited_20_Internet_20_Link">http://img.webme.com/pic/f/fakaadi/wwan.gif</text:a></text:p>
        </text:list-item>
      </text:list>
      <text:p text:style-name="Normal">2.3 Tecnologías de redes inalámbricas<text:line-break/><text:line-break/>Insertar <text:span text:style-name="T1">características generales</text:span>,<text:span text:style-name="T1"> frecuencia</text:span>, <text:span text:style-name="T1">ancho de banda</text:span>, ....<text:line-break/><text:line-break/><text:span text:style-name="T3">Infrarrojos</text:span><text:line-break/>Las redes por infrarrojos nos permiten la comunicación entre dos modos, usando una serie de leds infrarrojos para ello. Se trata de emisores/receptores de las ondas infrarrojas entre ambos dispositivos, cada dispositivo necesita al otro para realizar la comunicación por ello es escasa su utilización a gran escala.<text:line-break/><text:line-break/>Se utiliza principalmente para realizar<text:span text:style-name="T1"> intercambio de datos entre dispositivosmóviles</text:span>, como PDA's o móviles, ya que el rango de velocidad y el tamaño de losdatos a enviar/recibir es pequeño.<text:line-break/><text:line-break/>Existen 3 Tipos:<text:line-break/><text:line-break/></text:p>
      <text:list xml:id="list2062645442" text:style-name="L14">
        <text:list-item>
          <text:p text:style-name="P14">Punto a punto:</text:p>
        </text:list-item>
        <text:list-item>
          <text:p text:style-name="P14">Los patrones de radiación del emisor y del receptor deben de estar lo más cerca posible y que su alineación sea correcta. Como resultado, el modo punto-a-punto requiere una línea de visión entre las dos estaciones a comunicarse.</text:p>
        </text:list-item>
        <text:list-item>
          <text:p text:style-name="P14"><text:line-break/></text:p>
        </text:list-item>
        <text:list-item>
          <text:p text:style-name="P14">Cuasi-difuso:</text:p>
        </text:list-item>
        <text:list-item>
          <text:p text:style-name="P14">Son  metodos de emisión radial, es decir que cuando una estación emite una  señal óptica, ésta puede ser recibida por todas las estaciones al mismo  tiempo en la célula. En el modo casi–difuso las estaciones se comunican  entre si, por medio de superficies reflectantes. No es necesaria la  línea de visión entre dos estaciones, pero sí deben de estarlo con la  superficie de reflexión. Además es recomendable que las estaciones estén  cerca de la superficie de reflexión, ésta puede ser pasiva ó activa.</text:p>
        </text:list-item>
        <text:list-item>
          <text:p text:style-name="P14"><text:line-break/></text:p>
        </text:list-item>
        <text:list-item>
          <text:p text:style-name="P14">Difuso:</text:p>
        </text:list-item>
        <text:list-item>
          <text:p text:style-name="P14"><text:soft-page-break/>El poder de salida de la señal óptica de una estación, debe ser suficiente para llenar completamente el total del cuarto mediante múltiples reflexiones, en paredes y obstáculos del cuarto. Por lo tanto la línea de vista no es necesaria y la estación se puede orientar hacia cualquier lado. El modo difuso es el más flexible en términos de localización y posición de la estación, sin embargo, esta flexibilidad esta a costa de excesivas emisiones ópticas. (martín)</text:p>
        </text:list-item>
        <text:list-item>
          <text:p text:style-name="P14"><text:line-break/></text:p>
        </text:list-item>
      </text:list>
      <text:p text:style-name="Normal"><text:span text:style-name="T3">Bluetooth</text:span><text:line-break/>La tecnología inalámbrica Bluetooth es una tecnología de ondas de radio de corto alcance (2.4 gigahertzios de frecuencia) cuyo objetivo es el simplificar las comunicaciones entre dispositivos. Permite comunicaciones, incluso a través de obstáculos, a distancias de hasta unos 10 metros. También sirve para crear una conexión a Internet inalámbrica desde tu portátil usando tu teléfono móvil. (Fran)<text:line-break/><text:line-break/><text:span text:style-name="T3">Wifi</text:span><text:line-break/>Es un mecanismo de <text:span text:style-name="T1">conexión de dispositivos electrónicos de forma inalámbrica</text:span>. Los dispositivos habilitados con wifi pueden conectarse a la red local a través de un punto de acceso de red inalámbrica. Dicho punto de acceso tiene un <text:span text:style-name="T1">corto alcance</text:span> en interiores, una distancia que es mayor al aire libre.<text:line-break/><text:line-break/><text:span text:style-name="T3">Microondas por satélite</text:span><text:line-break/>Se hacen enlaces de dos o más estaciones terrestres que se les denomina  estaciones base. El satélite recibe la señal (Denominada señal  ascendente) en una banda de frecuencia, la amplifica y la retransmite en  otra banda (Señal descendente). Cada satélite opera en unas bandas  concretas. Las fronteras frecuenciales de las microondas, tanto  terrestres como por satélite, con los infrarrojos y las ondas de radio  de alta frecuencia se mezclan bastante, así que puede haber interferencias con las comunicaciones en determinadas frecuencias.<text:line-break/><text:line-break/><text:span text:style-name="T3">Microondas terrestres</text:span><text:line-break/>Se utilizan antenas parabólicas con un diámetro aproximado de unos tres  metros. Tienen una cobertura de kilómetros, pero con el inconveniente de  que el emisor y el receptor deben estar perfectamente alineados. Por  eso, se acostumbran a utilizar en enlaces punto a punto  en distancias cortas. En este caso, la atenuación producida por la  lluvia es más importante ya que se opera a una frecuencia más elevada.  Las microondas comprenden las frecuencias desde 1 hasta 300 GHz. (Juan Manuel)<text:line-break/><text:line-break/><text:span text:style-name="T3">Laser</text:span><text:line-break/>Proporciona una transmisión Wireless <text:span text:style-name="T1">punto a punto</text:span> utilizando ondas electromagnéticas en el espectro de la luz láser, se sule utilizar para relizar enlaces punto a punto en exteriores entre enlaces que tengan una <text:span text:style-name="T1">línea de visión directa</text:span>, para distancias medias y de <text:span text:style-name="T1">alta velocidad </text:span>(1.25Gbps) <text:a xlink:type="simple" xlink:href="http://www.aslan.es/boletin/boletin32/telephone.shtml" text:style-name="Internet_20_link" text:visited-style-name="Visited_20_Internet_20_Link">http://www.aslan.es/boletin/boletin32/telephone.shtml</text:a><text:line-break/><text:line-break/><text:a xlink:type="simple" xlink:href="http://www.aslan.es/boletin/boletin32/foto_telephone.jpg" text:style-name="Internet_20_link" text:visited-style-name="Visited_20_Internet_20_Link">http://www.aslan.es/boletin/boletin32/foto_telephone.jpg</text:a><text:line-break/><text:line-break/><text:span text:style-name="T1">3. WLAN</text:span><text:line-break/><text:line-break/><text:span text:style-name="T1">3.1 Topologías de las WLAN</text:span><text:line-break/><text:soft-page-break/><text:line-break/><text:span text:style-name="T4">3.1.1 Ad-hoc</text:span><text:line-break/><text:line-break/></text:p>
      <text:list xml:id="list1711052243" text:style-name="L15">
        <text:list-item>
          <text:p text:style-name="P15">Una red ad hoc inalámbrica es un tipo de red inalámbrica <text:span text:style-name="T1">descentralizada</text:span>. La red es ad hoc porque <text:span text:style-name="T1">no depende de una infraestructura pre-existente</text:span>, como routers (en redes cableadas) o de puntos de accesos en redes inalámbricas administradas. En lugar de ello, <text:span text:style-name="T1">cada nodo participa en el encaminamiento mediante el reenvío de datos hacia otros nodos</text:span>, de modo que la determinación de como reenviar la información se hace dinámicamente sobre la base de conectividad de la red. </text:p>
        </text:list-item>
        <text:list-item>
          <text:p text:style-name="P15"><text:line-break/></text:p>
        </text:list-item>
        <text:list-item>
          <text:p text:style-name="P15">En adición al encaminamiento clásico, las redes ad hoc pueden usar un flooding (inundación de red) para el re-envío de datos</text:p>
        </text:list-item>
      </text:list>
      <text:list xml:id="list2396814687" text:style-name="L16">
        <text:list-item>
          <text:p text:style-name="P16">"Ad hoc" proviene del latíny significa literalmente "para esto" (Rubén)</text:p>
        </text:list-item>
        <text:list-item>
          <text:p text:style-name="P16"><text:line-break/></text:p>
        </text:list-item>
        <text:list-item>
          <text:p text:style-name="P16">Un <text:span text:style-name="T1">método </text:span><text:span text:style-name="T6">ad hoc</text:span>, un cargo o una función <text:span text:style-name="T5">ad hoc</text:span>, son ejemplos que definen la creación de algo provisional, que sólo va a servir para un determinado propósito. <text:a xlink:type="simple" xlink:href="https://www.significados.com/ad-hoc/" text:style-name="Internet_20_link" text:visited-style-name="Visited_20_Internet_20_Link">https://www.significados.com/ad-hoc/</text:a></text:p>
        </text:list-item>
      </text:list>
      <text:p text:style-name="Normal"><text:span text:style-name="T4">3.1.2 Infraestructura</text:span><text:line-break/><text:line-break/>                                   <text:line-break/>Un <text:span text:style-name="T1">dispositivo se encarga de centralizar las comunicaciones</text:span>, a este dispositivo se le denomina <text:span text:style-name="T1">Punto de Acceso</text:span> (AP ó Access Point). Los dispositivos <text:span text:style-name="T1">cliente</text:span> se conectan a los AP  y <text:span text:style-name="T1">pueden intercambiar información con dispositivos conectados a su mismo AP</text:span> (siempre a través de éste). Por lo tanto, no tienen que encontrarse en el rango de alcance para poder comunicarse. <text:span text:style-name="T1">Al ser una comunicación centralizada, si se cae el AP ninguno de los dispositivos podrá comunicarse entre sí</text:span>.<text:line-break/><text:line-break/><text:span text:style-name="T4">3.1.3 Mesh</text:span><text:line-break/><text:line-break/><text:span text:style-name="T1">3.2 Estándares</text:span><text:line-break/>El estándar '<text:span text:style-name="T6">IEEE 802.11'</text:span> define el <text:span text:style-name="T1">uso de los dos niveles inferiores de la arquitectura OSI</text:span>  (capas física y de enlace de datos), especificando sus normas de  funcionamiento en una WLAN. Los protocolos de la rama 802.x definen la  tecnología de redes de área local y redes de área  metropolitana.(Roberto)<text:line-break/><text:span text:style-name="T3">3.2.1 IEEE 802.11a</text:span><text:line-break/><text:line-break/></text:p>
      <text:list xml:id="list1734895779" text:style-name="L17">
        <text:list-item>
          <text:p text:style-name="P17">Este estándar utiliza el mismo juego de protocolos de base que el estándar original con una velocidad máxima de 54 Mbit/s y con velocidades reales de aproximadamente 20 Mbit/s. (danielb)</text:p>
        </text:list-item>
      </text:list>
      <text:p text:style-name="Normal"><text:span text:style-name="T3">3.2.2 IEEE 802.11b</text:span><text:line-break/><text:line-break/></text:p>
      <text:list xml:id="list3727574513" text:style-name="L18">
        <text:list-item>
          <text:p text:style-name="P18">802.11b tiene una velocidad máxima de transmisión de 11 Mbps y utiliza el mismo método de acceso definido en el estándar original CSMA/CA. (danielb)</text:p>
        </text:list-item>
      </text:list>
      <text:p text:style-name="Normal"><text:soft-page-break/><text:span text:style-name="T3">3.2.3 IEEE 802.11g</text:span><text:line-break/><text:line-break/></text:p>
      <text:list xml:id="list2457560893" text:style-name="L19">
        <text:list-item>
          <text:p text:style-name="P19">Este utiliza la banda de 2,4 Ghz, pero opera a una velocidad teórica máxima de 54 Mbit/s, que en promedio es de 22,0 Mbit/s de velocidad real de transferencia. (danielb)</text:p>
        </text:list-item>
      </text:list>
      <text:p text:style-name="Normal"><text:span text:style-name="T3">3.2.4 IEEE 802.11n</text:span><text:line-break/><text:line-break/></text:p>
      <text:list xml:id="list2002262216" text:style-name="L20">
        <text:list-item>
          <text:p text:style-name="P20">El estándar 802.11n fue ratificado por la organización IEEE el 11 de  septiembre de 2009 con una velocidad de 600 Mbps en capa física.    (danielb)</text:p>
        </text:list-item>
      </text:list>
      <text:p text:style-name="Normal"><text:span text:style-name="T1">3.3 Seguridad en redes inalámbricas</text:span><text:line-break/><text:line-break/><text:span text:style-name="T1">3.3.1 Sistemas de cifrado y seguridad</text:span><text:line-break/><text:line-break/><text:line-break/> <text:span text:style-name="T3">WEP</text:span><text:line-break/><text:line-break/></text:p>
      <text:list xml:id="list1231628245" text:style-name="L21">
        <text:list-item>
          <text:p text:style-name="P21"><text:span text:style-name="T1">WEP (Wired Equivalent Privacy)</text:span> Es un protocolo de seguridad de red utilizado con muy poca frecuencia, debido a su facilidad para ser vulnerado. Proporciona un <text:span text:style-name="T1">cifrado a nivel 2</text:span>, basado en el algoritmo de cifrado RC4 que utiliza claves de 64 bits o de 128 bits. (danielb)</text:p>
        </text:list-item>
        <text:list-item>
          <text:p text:style-name="P21"><text:line-break/></text:p>
        </text:list-item>
        <text:list-item>
          <text:p text:style-name="P21">Es el sistema de cifrado incluido en el estándar IEEE 802.11 como protocolo para redes Wireless que permite cifrar la información que se transmite. Proporciona un cifrado a nivel 2, basado en el algoritmo de cifrado RC4 que utiliza claves de 64 bits (40 bits más 24 bits del vector de iniciación IV) o de 128 bits (104 bits más 24 bits del IV). Los mensajes de difusión de las redes inalámbricas se transmiten por ondas de radio, lo que los hace más susceptibles, frente a las redes cableadas, de ser captados con relativa facilidad.(martín)</text:p>
        </text:list-item>
        <text:list-item>
          <text:p text:style-name="P21">[Añadir información]</text:p>
        </text:list-item>
      </text:list>
      <text:p text:style-name="Normal"><text:span text:style-name="T3">WPA</text:span><text:line-break/><text:line-break/></text:p>
      <text:list xml:id="list2701953367" text:style-name="L22">
        <text:list-item>
          <text:p text:style-name="P22"><text:span text:style-name="T1">WPA (Wi-Fi Protected Access) </text:span>Utiliza un vector de inicialización de 48 bits y una clave de cifrado de 128 bits, también, utiliza lo que se llama el Protocolo de integridad de clave temporal (<text:span text:style-name="T1">TKIP</text:span>).</text:p>
        </text:list-item>
        <text:list-item>
          <text:p text:style-name="P22">Lo anterior, combinado con el uso de claves más largas, impide que un  router sea fácilmente accedido sólo a través de la observación de un  conjunto de transmisión de paquetes.</text:p>
        </text:list-item>
        <text:list-item>
          <text:p text:style-name="P22"><text:span text:style-name="T1">TKIP</text:span> cambia la clave de cifrado cada vez que un paquete se transmite. (danielb)</text:p>
        </text:list-item>
        <text:list-item>
          <text:p text:style-name="P22"><text:line-break/></text:p>
        </text:list-item>
        <text:list-item>
          <text:p text:style-name="P22">WPA (en español «Acceso Wi-Fi protegido») es un sistema para proteger las redes inalámbricas (Wi-Fi); creado para corregir las deficiencias del sistema previo, Wired Equivalent Privacy (WEP).WPA implementa la mayoría del estándar IEEE <text:soft-page-break/>802.11i, y fue creado como una medida intermedia para ocupar el lugar de WEP mientras 802.11i era finalizado. WPA fue creado por la Wi-Fi Alliance («Alianza Wi-Fi»).(martín)</text:p>
        </text:list-item>
        <text:list-item>
          <text:p text:style-name="P22"><text:line-break/></text:p>
        </text:list-item>
        <text:list-item>
          <text:p text:style-name="P22">[Añadir información]</text:p>
        </text:list-item>
      </text:list>
      <text:p text:style-name="Normal"><text:span text:style-name="T3">WPA2</text:span><text:line-break/><text:line-break/></text:p>
      <text:list xml:id="list1825415243" text:style-name="L23">
        <text:list-item>
          <text:p text:style-name="P23"><text:span text:style-name="T1">WPA2</text:span> Es simplemente la <text:span text:style-name="T1">versión certificada</text:span> del estándar de la IEEE de WPA con algunas actualizaciones como el uso de cifrado <text:span text:style-name="T1">AES</text:span>.</text:p>
        </text:list-item>
        <text:list-item>
          <text:p text:style-name="P23">Advanced Encryption Standard (<text:span text:style-name="T1">AES</text:span>) Es un esquema de cifrado por bloques adoptado como un estándar de cifrado por el gobierno de los Estados Unidos. (danielb)</text:p>
        </text:list-item>
        <text:list-item>
          <text:p text:style-name="P23"><text:line-break/></text:p>
        </text:list-item>
        <text:list-item>
          <text:p text:style-name="P23">[Añadir información]</text:p>
        </text:list-item>
      </text:list>
      <text:p text:style-name="Normal"><text:span text:style-name="T3">WPS</text:span><text:line-break/><text:line-break/></text:p>
      <text:list xml:id="list4251426044" text:style-name="L24">
        <text:list-item>
          <text:p text:style-name="P24"><text:span text:style-name="T1">WPS</text:span> Es un estándar de 2007, promovido por la Wi-Fi Alliance para facilitar la creación de redes WLAN.  En otras palabras, WPS no es un mecanismo de seguridad de por sí, se  trata de la definición de diversos mecanismos para facilitar la  configuración de una red WLAN segura con WPA2.   (danielb)</text:p>
        </text:list-item>
        <text:list-item>
          <text:p text:style-name="P24"><text:line-break/></text:p>
        </text:list-item>
        <text:list-item>
          <text:p text:style-name="P24">[Añadir información]</text:p>
        </text:list-item>
      </text:list>
      <text:p text:style-name="Normal"><text:span text:style-name="T4">3.3.2 Medidas de seguridad extra</text:span><text:line-break/><text:line-break/><text:line-break/><text:span text:style-name="T1">3.4 Frecuencias y canales de transmisión</text:span><text:line-break/><text:line-break/><text:span text:style-name="T3">Bandas  de frecuencias utilizadas en WLAN</text:span><text:line-break/><text:line-break/><text:span text:style-name="T3">Canales. Diferencias entre países</text:span>. <text:line-break/><text:line-break/><text:span text:style-name="T3">Solapamiento de canales</text:span><text:line-break/><text:line-break/><text:line-break/><text:span text:style-name="T3">Tipos de antenas. </text:span><text:line-break/><text:line-break/><text:span text:style-name="T1">Antenas Direccionales: </text:span><text:line-break/><text:line-break/></text:p>
      <text:list xml:id="list209501874" text:style-name="L25">
        <text:list-item>
          <text:p text:style-name="P25">Antena capaz de <text:span text:style-name="T1">concentrar la mayor parte de la energía radiada de manera localizada</text:span>, aumentando asi la potencia emitida hacia el receptor o desde la fuente deseada, evitando interferencias introducidas por fuentes no deseadas. (Manu) <text:a xlink:type="simple" xlink:href="https://es.wikipedia.org/wiki/Antena_direccional" text:style-name="Internet_20_link" text:visited-style-name="Visited_20_Internet_20_Link">https://es.wikipedia.org/wiki/Antena_direccional</text:a></text:p>
        </text:list-item>
        <text:list-item>
          <text:p text:style-name="P25"><text:soft-page-break/><text:line-break/></text:p>
        </text:list-item>
        <text:list-item>
          <text:p text:style-name="P25"><text:a xlink:type="simple" xlink:href="http://www.lacuevawifi.com/wp-content/uploads/2011/01/AntDir.jpg" text:style-name="Internet_20_link" text:visited-style-name="Visited_20_Internet_20_Link">http://www.lacuevawifi.com/wp-content/uploads/2011/01/AntDir.jpg</text:a></text:p>
        </text:list-item>
      </text:list>
      <text:p text:style-name="Normal"><text:span text:style-name="T1">Antenas Omnidireccionales:</text:span><text:line-break/><text:line-break/></text:p>
      <text:list xml:id="list4126406054" text:style-name="L26">
        <text:list-item>
          <text:p text:style-name="P26">Orientan la señal en todas direcciones con un haz amplio pero de corto alcance.Las antenas Omnidireccionales “envían” la información teóricamente a los 360 grados por lo que es posible establecer comunicación independientemente del punto en el que se esté, ya que no requieren orientarlas. En contrapartida, el alcance de estas antenas es menor que el de las antenas direccionales. (Manu) <text:a xlink:type="simple" xlink:href="http://cayro.webcindario.com/wifi/Antenas.htm" text:style-name="Internet_20_link" text:visited-style-name="Visited_20_Internet_20_Link">http://cayro.webcindario.com/wifi/Antenas.htm</text:a></text:p>
        </text:list-item>
        <text:list-item>
          <text:p text:style-name="P26"><text:line-break/></text:p>
        </text:list-item>
        <text:list-item>
          <text:p text:style-name="P26"><text:a xlink:type="simple" xlink:href="http://newimgwp.s3.amazonaws.com/6B73_550_23086.jpg" text:style-name="Internet_20_link" text:visited-style-name="Visited_20_Internet_20_Link">http://newimgwp.s3.amazonaws.com/6B73_550_23086.jpg</text:a></text:p>
        </text:list-item>
      </text:list>
      <text:p text:style-name="Normal"><text:span text:style-name="T1">Antenas Sectoriales:</text:span> <text:line-break/><text:line-break/></text:p>
      <text:list xml:id="list1916858991" text:style-name="L27">
        <text:list-item>
          <text:p text:style-name="P27">Emiten un haz más amplio que una direccional pero no tan amplio como una omnidireccional. De igual modo, su alcance es mayor que una omnidireccional y menor que una direccional. Para tener una cobertura de 360º y un largo alcance deberemos instalar, tres antenas sectoriales de 120º ó 4 antenas sectoriales de 80º. Este sistema de 360º con sectoriales se denomina “Array”. Las antenas sectoriales suelen ser más costosas que las antenas direccionales u omnidireccionales. (Manu)  <text:a xlink:type="simple" xlink:href="http://cayro.webcindario.com/wifi/Antenas.htm" text:style-name="Internet_20_link" text:visited-style-name="Visited_20_Internet_20_Link">http://cayro.webcindario.com/wifi/Antenas.htm</text:a></text:p>
        </text:list-item>
        <text:list-item>
          <text:p text:style-name="P27"><text:line-break/></text:p>
        </text:list-item>
        <text:list-item>
          <text:p text:style-name="P27"><text:a xlink:type="simple" xlink:href="https://jxxx.files.wordpress.com/2007/09/el-estandar-80211_html_3909bec8.png" text:style-name="Internet_20_link" text:visited-style-name="Visited_20_Internet_20_Link">https://jxxx.files.wordpress.com/2007/09/el-estandar-80211_html_3909bec8.png</text:a></text:p>
        </text:list-item>
      </text:list>
      <text:p text:style-name="Normal"><text:span text:style-name="T3">Ventajas e inconvenientes</text:span><text:line-break/><text:line-break/><text:line-break/><text:span text:style-name="T1">4. Puntos de acceso</text:span><text:line-break/><text:line-break/></text:p>
      <text:list xml:id="list3075353362" text:style-name="L28">
        <text:list-item>
          <text:p text:style-name="P29">4.1 ¿Qué son y para que sirven?</text:p>
          <text:list>
            <text:list-item>
              <text:p text:style-name="P38"><text:line-break/></text:p>
            </text:list-item>
            <text:list-item>
              <text:p text:style-name="P38">En una red de computadoras, es un dispositivo de red  que interconecta equipos de comunicación inalámbricos, para formar una red inalámbrica que interconecta dispositivos móviles o tarjetas de red inalámbricas. Son equipos hardware configurados en redes Wifi y que hacen de intermediario entre el ordenador y la red externa (local o Internet). (Juan Manuel)</text:p>
            </text:list-item>
          </text:list>
        </text:list-item>
        <text:list-item>
          <text:p text:style-name="P28"><text:line-break/></text:p>
        </text:list-item>
      </text:list>
      <text:p text:style-name="Normal"><text:span text:style-name="T1">4.2 Modos de funcionamiento</text:span><text:line-break/><text:line-break/></text:p>
      <text:list xml:id="list4208393363" text:style-name="L29">
        <text:list-item>
          <text:p text:style-name="P30">4.2.1 Modo cliente o estación</text:p>
          <text:list>
            <text:list-item>
              <text:p text:style-name="P39"><text:soft-page-break/><text:line-break/></text:p>
            </text:list-item>
            <text:list-item>
              <text:p text:style-name="P39">Se utiliza para conectarse a la red inalámbrica del punto de  acceso/router que funciona en modo Punto de Acceso, pero no se puede  conectar cualquier otro dispositivo inalámbrico para que se ejecute como punto de acceso inalámbrico-cliente a través de wireless.</text:p>
            </text:list-item>
            <text:list-item>
              <text:p text:style-name="P39">Actúa como si fuese una tarjeta wifi con salida por cable de red.</text:p>
            </text:list-item>
          </text:list>
        </text:list-item>
      </text:list>
      <text:list xml:id="list448802513" text:style-name="L30">
        <text:list-item>
          <text:p text:style-name="P31">4.2.2 Modo AP (punto de acceso)</text:p>
        </text:list-item>
      </text:list>
      <text:list xml:id="list182773052" text:style-name="L31">
        <text:list-item>
          <text:p text:style-name="P36">En una red de computadoras, es un dispositivo de red que interconecta equipos de comunicación inalámbricos, para formar una red inalámbrica que interconecta dispositivos móviles o tarjetas de red inalámbricas.</text:p>
        </text:list-item>
        <text:list-item>
          <text:p text:style-name="P35"><text:span text:style-name="T2">Cuando quieres extender tu señal WIFI a zonas en las que no te llega bien. Tienes que colocar este punto de acceso en modo repetidor en el  alcance del router principal</text:span>  &lt;- se pide en que consiste el modo de funcionamiento AP no qué es un AP</text:p>
        </text:list-item>
        <text:list-item>
          <text:p text:style-name="P35"><text:line-break/></text:p>
        </text:list-item>
        <text:list-item>
          <text:p text:style-name="P32">4.2.3 Modo repetidor</text:p>
        </text:list-item>
        <text:list-item>
          <text:p text:style-name="P35"><text:line-break/></text:p>
        </text:list-item>
        <text:list-item>
          <text:p text:style-name="P35">Se utiliza cuando quieres extender tu señal mas allá de los limites  actuales. Necesitas emplazar el punto de acceso en modo repetidor   dentro del área de un punto de acceso en modo Root. Con esto la señal  del AP  maestro se extenderá con igual fuerza por medio de este AP  repetidor mejorando  el alcance.</text:p>
        </text:list-item>
      </text:list>
      <text:list xml:id="list4271226844" text:style-name="L32">
        <text:list-item>
          <text:p text:style-name="P33">4.2.4 Modo puente (bridge)</text:p>
        </text:list-item>
      </text:list>
      <text:list xml:id="list2679209436" text:style-name="L33">
        <text:list-item>
          <text:p text:style-name="P37">Se monta un puente inalámbrico entre dispositivos. Teniendo por ejemplo  un par de puntos de acceso en modo “bridge” nos ofrecerá comunicación  entre ambos. Útil cuando queremos conectar dos zonas en las que nos es  complicado usar cableado, pueden ser dos plantas o salas etc</text:p>
        </text:list-item>
        <text:list-item>
          <text:p text:style-name="P37">Para preparar un puente  inalámbrico necesitarás dos puntos de acceso y  dos antenas direccionales. Lo  primero será ingresar las respectivas  direcciones MAC o físicas para que los  AP’s se reconozcan. Dependiendo  de la distancia, tendrás que contar con algún  software para comprobar  la conectividad entre equipos.</text:p>
        </text:list-item>
        <text:list-item>
          <text:p text:style-name="P37"><text:line-break/></text:p>
        </text:list-item>
        <text:list-item>
          <text:p text:style-name="P37"><text:line-break/></text:p>
        </text:list-item>
        <text:list-item>
          <text:p text:style-name="P34">4.2.5 Modo WISP</text:p>
        </text:list-item>
      </text:list>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 svg:font-family="FreeSerif"/>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loext:graphic-properties draw:fill="none" draw:fill-color="#729fcf"/>
      <style:paragraph-properties fo:margin-left="0cm" fo:margin-right="0cm" fo:margin-top="0cm" fo:margin-bottom="0cm" loext:contextual-spacing="false" fo:line-height="100%" fo:text-align="start" style:justify-single-word="false" fo:widows="2" fo:text-indent="0cm" style:auto-text-indent="false" fo:background-color="transparent"/>
      <style:text-properties fo:color="#000000" style:font-name="Liberation Serif1" fo:font-family="'Liberation Serif'" fo:font-size="12pt" fo:font-weight="normal" fo:background-color="transparen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799cm" fo:margin-bottom="2.799cm" fo:margin-left="2.799cm" fo:margin-right="2.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00m0$Build-1</meta:generator>
    <meta:document-statistic meta:table-count="0" meta:image-count="0" meta:object-count="0" meta:page-count="10" meta:paragraph-count="130" meta:word-count="3010" meta:character-count="19943" meta:non-whitespace-character-count="16899"/>
  </office:meta>
</office:document-meta>
</file>